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SocieteType">SARL</text:text-input> <text:text-input text:description="SocieteNom">ILM Informatique</text:text-input></text:p>
      <text:p text:style-name="Standard"/>
      <text:p text:style-name="Standard"><text:text-input text:description="SocieteAdresse">22, place de la libération</text:text-input></text:p>
      <text:p text:style-name="Standard"><text:text-input text:description="SocieteCodePostal">80100</text:text-input> <text:text-input text:description="SocieteVille">Abbeville</text:text-input></text:p>
      <text:p text:style-name="Standard"/>
      <text:p text:style-name="Standard"><text:tab/><text:tab/><text:tab/><text:tab/><text:tab/><text:tab/><text:tab/><text:tab/><text:tab/><text:text-input text:description="ClientNom">Relance Jean</text:text-input></text:p>
      <text:p text:style-name="Standard"><text:tab/><text:tab/><text:tab/><text:tab/><text:tab/><text:tab/><text:tab/><text:tab/><text:tab/></text:p>
      <text:p text:style-name="Standard"><text:tab/><text:tab/><text:tab/><text:tab/><text:tab/><text:tab/><text:tab/><text:tab/><text:tab/><text:text-input text:description="ClientAdresse">23, place de la libération</text:text-input> <text:s text:c="2"/></text:p>
      <text:p text:style-name="Standard"><text:tab/><text:tab/><text:tab/><text:tab/><text:tab/><text:tab/><text:tab/><text:tab/><text:tab/><text:text-input text:description="ClientCodePostal">80100</text:text-input> <text:text-input text:description="ClientVille">Abbeville</text:text-input></text:p>
      <text:p text:style-name="Standard"/>
      <text:p text:style-name="Standard"/>
      <text:p text:style-name="P1">Le <text:text-input text:description="RelanceDate">30 janvier 2007</text:text-input></text:p>
      <text:p text:style-name="P2"/>
      <text:p text:style-name="P2"/>
      <text:p text:style-name="P2">Objet : Rappel d'échéance Niveau 2</text:p>
      <text:p text:style-name="P2"/>
      <text:p text:style-name="P2"/>
      <text:p text:style-name="P2"/>
      <text:p text:style-name="P2"/>
      <text:p text:style-name="P3">Madame, monsieur</text:p>
      <text:p text:style-name="P2"/>
      <text:p text:style-name="P2"/>
      <text:p text:style-name="P2"/>
      <text:p text:style-name="P2">Il paraîtrait qu'à ce jour la facture <text:text-input text:description="FactureNumero">FACT2006-11-22</text:text-input> ne soit toujours pas réglée, sauf erreur ou omission de notre part, <text:s/></text:p>
      <text:p text:style-name="P2">Total <text:s/>: <text:s text:c="5"/><text:text-input text:description="FactureTotal">500,00</text:text-input></text:p>
      <text:p text:style-name="P2">Versé : <text:s text:c="5"/><text:text-input text:description="FactureVerse">0,0</text:text-input></text:p>
      <text:p text:style-name="P2">Restant : <text:s text:c="2"/><text:text-input text:description="FactureRestant">500,00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1-30T12:31:45</meta:creation-date>
    <dc:date>2007-01-30T16:09:06</dc:date>
    <dc:language>fr-FR</dc:language>
    <meta:editing-cycles>5</meta:editing-cycles>
    <meta:editing-duration>PT39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30" meta:character-count="256"/>
  </office:meta>
</office:document-meta>
</file>